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D72D00003DAB00004E0D3B988D3EBEBC8E98.svg" manifest:media-type="image/svg+xml"/>
  <manifest:file-entry manifest:full-path="Pictures/1000020100000255000002F31038A0A451E4DF8B.png" manifest:media-type="image/png"/>
  <manifest:file-entry manifest:full-path="Pictures/100002010000023900000305ED5C39A8BEE124A2.png" manifest:media-type="image/png"/>
  <manifest:file-entry manifest:full-path="Pictures/1000683D00003AD700004FE9012316FAAE177D7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textarea-horizontal-align="justify" draw:textarea-vertical-align="middle" draw:auto-grow-height="false" fo:min-height="11.95cm" fo:min-width="16.1cm"/>
    </style:style>
    <style:style style:name="gr2" style:family="graphic" style:parent-style-name="objectwithoutfill">
      <style:graphic-properties svg:stroke-color="#00cc33" draw:fill="solid" draw:fill-color="#00cc00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cc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.6cm" svg:height="12.2cm" svg:x="1.6cm" svg:y="3.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" draw:text-style-name="P2" draw:layer="layout" svg:width="16.599cm" svg:height="5.799cm" svg:x="1.6cm" svg:y="10.2cm" svg:viewBox="0 0 16600 5800" svg:d="M0 3361c4900-127 2900-3227 6300-3327s5000-100 5800 1800 4500 1627 4500 1627v2339h-16600z">
          <text:p/>
        </draw:path>
        <draw:frame draw:style-name="gr3" draw:text-style-name="P1" draw:layer="layout" svg:width="4.386cm" svg:height="5.958cm" svg:x="7.314cm" svg:y="4.842cm">
          <draw:image xlink:href="Pictures/1000683D00003AD700004FE9012316FAAE177D70.svg" xlink:type="simple" xlink:show="embed" xlink:actuate="onLoad">
            <text:p/>
          </draw:image>
          <draw:image xlink:href="Pictures/100002010000023900000305ED5C39A8BEE124A2.png" xlink:type="simple" xlink:show="embed" xlink:actuate="onLoad"/>
        </draw:frame>
        <draw:frame draw:style-name="gr3" draw:text-style-name="P1" draw:layer="layout" svg:width="2.211cm" svg:height="2.8cm" svg:x="1.9cm" svg:y="11.1cm">
          <draw:image xlink:href="Pictures/1000D72D00003DAB00004E0D3B988D3EBEBC8E98.svg" xlink:type="simple" xlink:show="embed" xlink:actuate="onLoad">
            <text:p/>
          </draw:image>
          <draw:image xlink:href="Pictures/1000020100000255000002F31038A0A451E4DF8B.png" xlink:type="simple" xlink:show="embed" xlink:actuate="onLoad"/>
        </draw:frame>
        <draw:frame draw:style-name="gr3" draw:text-style-name="P1" draw:layer="layout" svg:width="2.211cm" svg:height="2.8cm" svg:x="15cm" svg:y="11.2cm">
          <draw:image xlink:href="Pictures/1000D72D00003DAB00004E0D3B988D3EBEBC8E98.svg" xlink:type="simple" xlink:show="embed" xlink:actuate="onLoad">
            <text:p/>
          </draw:image>
          <draw:image xlink:href="Pictures/1000020100000255000002F31038A0A451E4DF8B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99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3:07:11.569155260</meta:creation-date>
    <dc:date>2017-10-03T13:27:59.061309189</dc:date>
    <meta:editing-duration>PT7S</meta:editing-duration>
    <meta:editing-cycles>1</meta:editing-cycles>
    <meta:document-statistic meta:object-count="5"/>
    <meta:generator>LibreOffice/5.3.1.2$Linux_X86_64 LibreOffice_project/30m0$Build-2</meta:generator>
  </office:meta>
</office:document-meta>
</file>